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32pt" fo:font-weight="bold" officeooo:rsid="001c0840" officeooo:paragraph-rsid="001c0840" style:font-size-asian="32pt" style:font-weight-asian="bold" style:font-size-complex="32pt" style:font-weight-complex="bold"/>
    </style:style>
    <style:style style:name="P2" style:family="paragraph" style:parent-style-name="Standard">
      <style:text-properties style:font-name="Liberation Sans" fo:font-size="15pt" fo:font-weight="bold" officeooo:rsid="001c0840" officeooo:paragraph-rsid="001c0840" style:font-size-asian="15pt" style:font-weight-asian="bold" style:font-size-complex="15pt" style:font-weight-complex="bold"/>
    </style:style>
    <style:style style:name="P3" style:family="paragraph" style:parent-style-name="Standard">
      <style:text-properties style:font-name="Liberation Sans" fo:font-size="15pt" fo:font-weight="normal" officeooo:rsid="001c0840" officeooo:paragraph-rsid="001c0840" style:font-size-asian="15pt" style:font-weight-asian="normal" style:font-size-complex="15pt" style:font-weight-complex="normal"/>
    </style:style>
    <style:style style:name="P4" style:family="paragraph" style:parent-style-name="Standard">
      <style:text-properties style:font-name="Liberation Serif" fo:font-size="10pt" fo:font-weight="normal" officeooo:rsid="001c2280" officeooo:paragraph-rsid="001d99c5" style:font-size-asian="10pt" style:font-weight-asian="normal" style:font-size-complex="10pt" style:font-weight-complex="normal"/>
    </style:style>
    <style:style style:name="P5" style:family="paragraph" style:parent-style-name="Standard" style:list-style-name="L2">
      <style:text-properties style:font-name="Liberation Serif" fo:font-size="10pt" fo:font-weight="normal" officeooo:rsid="001c2280" officeooo:paragraph-rsid="001d99c5" style:font-size-asian="10pt" style:font-weight-asian="normal" style:font-size-complex="10pt" style:font-weight-complex="normal"/>
    </style:style>
    <style:style style:name="P6" style:family="paragraph" style:parent-style-name="Standard">
      <style:text-properties style:font-name="Liberation Serif" fo:font-size="10pt" fo:font-weight="normal" officeooo:rsid="001ce6fc" officeooo:paragraph-rsid="001ede6e" style:font-size-asian="10pt" style:font-weight-asian="normal" style:font-size-complex="10pt" style:font-weight-complex="normal"/>
    </style:style>
    <style:style style:name="P7" style:family="paragraph" style:parent-style-name="Standard">
      <style:text-properties style:font-name="Liberation Serif" fo:font-size="10pt" fo:font-weight="normal" officeooo:rsid="001ce6fc" officeooo:paragraph-rsid="0020c03e" style:font-size-asian="10pt" style:font-weight-asian="normal" style:font-size-complex="10pt" style:font-weight-complex="normal"/>
    </style:style>
    <style:style style:name="P8" style:family="paragraph" style:parent-style-name="Standard">
      <style:text-properties style:font-name="Liberation Serif" fo:font-size="10pt" fo:font-weight="normal" officeooo:rsid="001ce6fc" officeooo:paragraph-rsid="0022979e" style:font-size-asian="10pt" style:font-weight-asian="normal" style:font-size-complex="10pt" style:font-weight-complex="normal"/>
    </style:style>
    <style:style style:name="T1" style:family="text">
      <style:text-properties fo:color="#666666"/>
    </style:style>
    <style:style style:name="T2" style:family="text">
      <style:text-properties fo:color="#000000"/>
    </style:style>
    <style:style style:name="T3" style:family="text">
      <style:text-properties fo:color="#000000" officeooo:rsid="001ce6fc"/>
    </style:style>
    <style:style style:name="T4" style:family="text">
      <style:text-properties fo:color="#000000" officeooo:rsid="001d99c5"/>
    </style:style>
    <style:style style:name="T5" style:family="text">
      <style:text-properties fo:color="#000000" fo:font-weight="bold" style:font-weight-asian="bold" style:font-weight-complex="bold"/>
    </style:style>
    <style:style style:name="T6" style:family="text">
      <style:text-properties fo:color="#000000" fo:font-weight="bold" officeooo:rsid="0020c03e" style:font-weight-asian="bold" style:font-weight-complex="bold"/>
    </style:style>
    <style:style style:name="T7" style:family="text">
      <style:text-properties fo:color="#000000" officeooo:rsid="001ede6e"/>
    </style:style>
    <style:style style:name="T8" style:family="text">
      <style:text-properties fo:color="#000000" officeooo:rsid="0020c03e"/>
    </style:style>
    <style:style style:name="T9" style:family="text">
      <style:text-properties fo:color="#000000" officeooo:rsid="0022979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E A SYNTHESIZER WITH WEB AUDIO</text:p>
      <text:p text:style-name="P2">Mark Hynes <text:span text:style-name="T1">explains how to use the Web Audio API to create a browser based virtual instrument </text:span></text:p>
      <text:p text:style-name="P2"/>
      <text:p text:style-name="P4"><text:span text:style-name="T3">The main html file is kept very minimal and just contains a div to place our instrument into. It also used to load up the Javascript files for the project. </text:span></text:p>
      <text:p text:style-name="P4"/>
      <text:p text:style-name="P4"><text:span text:style-name="T3">There are</text:span><text:span text:style-name="T2"> three main Javascript files </text:span><text:span text:style-name="T4">in this app</text:span><text:span text:style-name="T2">: </text:span></text:p>
      <text:list xml:id="list2259817603850181860" text:style-name="L2">
        <text:list-header>
          <text:p text:style-name="P5"/>
        </text:list-header>
      </text:list>
      <text:p text:style-name="P7"><text:span text:style-name="T2">First of all, we'll </text:span><text:span text:style-name="T4">look at the</text:span><text:span text:style-name="T2"> </text:span><text:span text:style-name="T5">app.js</text:span><text:span text:style-name="T2"> file – the init() function </text:span><text:span text:style-name="T4">in here is the starting point of our app and is used to </text:span><text:span text:style-name="T2">initialise everything else. </text:span><text:span text:style-name="T7">This file also contains some useful variables that can be accessed from any</text:span><text:span text:style-name="T8">where</text:span><text:span text:style-name="T7"> else within the app. </text:span><text:span text:style-name="T4">The file is </text:span><text:span text:style-name="T2">also a good place to put generic functions that other files can </text:span><text:span text:style-name="T7">access.</text:span></text:p>
      <text:p text:style-name="P7"/>
      <text:p text:style-name="P7"><text:span text:style-name="T8">The </text:span><text:span text:style-name="T6">ui.js</text:span><text:span text:style-name="T8"> file handles all of the user input to the app, like a slider movement, or a key press from the keyboard </text:span><text:span text:style-name="T9">and passes those those messages it in to the synth instrument. </text:span><text:span text:style-name="T8">It's also responsible for updating the user interface when required (after loading a preset for example). </text:span></text:p>
      <text:p text:style-name="P7"/>
      <text:p text:style-name="P8"><text:span text:style-name="T8">The </text:span><text:span text:style-name="T6">synth.instrument.js</text:span><text:span text:style-name="T8"> </text:span><text:span text:style-name="T9">file is the main file we will be looking at and contains all of the sound creation code.</text:span></text:p>
      <text:p text:style-name="P8"/>
      <text:p text:style-name="P8"><text:span text:style-name="T9">Keeping the user input completely separate from the synth means that it will be easy to create more instruments in the future which can be played via the same ui.js file.</text:span><text:span text:style-name="T7"><text:line-break/><text:line-break/>The first step in creating a web audio app is to create an audio context. The audio context is used to create audio building blocks called nodes, </text:span><text:span text:style-name="T8">this</text:span><text:span text:style-name="T7"> </text:span><text:span text:style-name="T8">will </text:span><text:span text:style-name="T7">allow </text:span><text:span text:style-name="T8">us to create</text:span><text:span text:style-name="T7"> things like oscillators and filters. It also keeps a precise track of hardware time which can be used to schedule events, like a volume fade </text:span><text:span text:style-name="T8">starting in 3 seconds and </text:span><text:span text:style-name="T7">lasting 2 seconds for example.</text:span></text:p>
      <text:p text:style-name="P6"/>
      <text:p text:style-name="P6"/>
      <text:p text:style-name="P6"><text:span text:style-name="T7"/></text:p>
      <text:p text:style-name="P6"><text:span text:style-name="T7">This is done inside our app.js file – so that it easily accessed from other files / objects in the app.</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1:47:24.128000000</meta:creation-date>
    <dc:date>2017-02-14T13:26:34.802000000</dc:date>
    <meta:editing-duration>PT20M49S</meta:editing-duration>
    <meta:editing-cycles>2</meta:editing-cycles>
    <meta:generator>LibreOffice/4.3.1.2$Windows_x86 LibreOffice_project/958349dc3b25111dbca392fbc281a05559ef6848</meta:generator>
    <meta:document-statistic meta:table-count="0" meta:image-count="0" meta:object-count="0" meta:page-count="1" meta:paragraph-count="10" meta:word-count="313" meta:character-count="1714" meta:non-whitespace-character-count="1404"/>
  </office:meta>
</office:document-meta>
</file>